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324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col0</text:p>
          </table:table-cell>
          <table:table-cell office:value-type="string" calcext:value-type="string">
            <text:p>Verification Result</text:p>
          </table:table-cell>
          <table:table-cell office:value-type="string" calcext:value-type="string">
            <text:p>Verified At</text:p>
          </table:table-cell>
          <table:table-cell office:value-type="string" calcext:value-type="string">
            <text:p>Syntax Error</text:p>
          </table:table-cell>
          <table:table-cell office:value-type="string" calcext:value-type="string">
            <text:p>ISP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Disposable</text:p>
          </table:table-cell>
          <table:table-cell office:value-type="string" calcext:value-type="string">
            <text:p>Trap</text:p>
          </table:table-cell>
        </table:table-row>
        <table:table-row table:style-name="ro1">
          <table:table-cell office:value-type="string" calcext:value-type="string">
            <text:p><text:a xlink:href="mailto:911loan@gmail.com" xlink:type="simple">911loan@gmail.com</text:a>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3:39.953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bassi@allcalifornia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57:00.993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ccessibility@ziprecruiter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3:51.930Z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dmin@activerain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3:36.935Z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garber@allcalifornia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6:42.939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lbert@altfn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3:37.541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manda@lendumortgage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3:39.012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nderlan@mil-loans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9:58.124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ngela@olympic-lending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8:58.660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ngelgarcia.mail@gmail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3:38.769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ngelica.mata@coast2coastlending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9:58.581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nnalinvill@gmail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3:38.011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nne@aphloans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3:42.144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osorio@icorelending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3:38.251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pp@relianthomefunding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8:58.319Z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schwartzman@allcalifornia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7:18.476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vandlen@honorhl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3:38.745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b1@leadplanet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3:38.484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bcacho@mvmgrp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3:38.452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betsy@aphloans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3:37.240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bfonarow@allcalifornia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3:38.859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bhoehn@allcalifornia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3:37.350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billy.tyson@americanbldr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3:37.991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bonita@allcalifornia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9:48.607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brad@clsfinancial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6:53.535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bret@sierramortgage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3:41.342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briana@soldbybriana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3:41.407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brianna.thibodeau@truvlending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52:12.619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bskelley@pchlr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9:00.435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businessrelations@bbbcommunity.org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3:36.691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andzuy@gmail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3:38.389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arlos@mil-loans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3:38.589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asetransfer@cfmtg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3:37.659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had@rustyherringins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3:41.648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hantel@leadingchoicemtg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3:38.622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hasse@uamco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8:57.898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holt@cimginc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3:37.438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hristina@lockandkeyloans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6:53.259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indy.lubas@allcalifornia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3:56.630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madrid@allcalifornia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6:42.087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ms_lossdraft@swbc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3:41.721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onsult@thelender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52:12.783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ontact@northcoastfinancialinc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3:39.329Z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ontact@thelender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8:57.471Z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ristina@lendumortgage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6:53.183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ustomercare@alm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3:36.587Z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ustomerservice@sosloans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3:43.429Z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dangrove@advisorylendinggroup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3:38.407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dave@o2mtg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3:38.037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david@promortgage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8:57.720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derek.forsythe@remloans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8:57.922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development@mainstreetdesign.net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3:37.812Z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diana@santiagofinancial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52:12.615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diane@c2financial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3:37.414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diane@c2financialcorp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3:37.236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dlittlewood@allcalifornia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9:49.019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druble@honorhl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9:58.648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rin.jorguson@truvlending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8:57.141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rine@secureonecapital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8:57.396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rnest@aphloans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3:36.849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xpress@jetdirectmortgage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3:38.741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felix@aphloans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3:41.267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frank@tbdgmortgagefirm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8:57.663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fred.arnold@affloans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6:53.546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gbettencourt@allcalifornia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50:37.332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gelareh@allcalifornia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52:54.870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gloria@leadingchoicemtg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3:38.123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aley@southerneliteteam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52:12.770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anhle@cmyrates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3:37.001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anhleoc@gmail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3:39.578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ello@makefloridayourhome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3:38.109Z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ello@rfuenzalida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3:46.158Z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elp@mapquest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3:37.877Z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omeloansbyelias@gmail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3:39.091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mpallari@gmail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3:40.699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nfo@bbbcommunity.org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3:37.278Z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nfo@bizprofile.net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3:36.799Z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nfo@businesswire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3:37.437Z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nfo@calhardmoney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3:36.781Z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nfo@cfmtg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6:53.640Z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nfo@coastalpacificlending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3:37.436Z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nfo@expertise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3:36.826Z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nfo@ilghomeloans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3:39.079Z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nfo@k2-financial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3:38.406Z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nfo@keystonemortgagecorp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3:38.616Z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nfo@lendersa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3:37.940Z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nfo@lockandkeyloans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3:38.706Z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nfo@mhmloan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3:37.998Z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nfo@ochomelender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8:57.352Z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nfo@ocprivatemoney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8:57.459Z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nfo@relfin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8:57.868Z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nfo@reversemortgageresourcecenter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3:41.384Z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nfo@secureonecapital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52:12.828Z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nfo@sosloans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3:42.611Z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nfo@thelendingmamba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3:41.488Z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nfo@themortgagecompany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8:58.416Z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nfo@upfronthomeloans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3:41.737Z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nfo@usfinancialnet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8:57.356Z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nfo@yourpcm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3:52.494Z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shan@gosbaloans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3:38.004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jake@affloans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3:37.495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jcarothers@allcalifornia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5:02:06.095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jeancarlo@aphloans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3:44.708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jeanett@gemlend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3:38.704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jeannette@apmloans.net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6:53.566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jeff@citizensreversemortgage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4:38.402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jeff@empirehomeloans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3:37.347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jeffdrawdy@allcalifornia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52:53.752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jhayes@honorhl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6:53.184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jim@nmmortgagecompany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3:38.566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jimoda@mvmgrp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6:53.366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jmadison.realtor@gmail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3:41.731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john@apmloans.net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3:37.323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jolene@blueribbonmortgage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3:38.599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jordan@blueribbonmortgage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9:58.458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jrae@californiahardmoneydirect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6:53.395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jthornton@allcalifornia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55:57.905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julieo@pchlr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9:00.232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justin@justinahnteam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3:37.978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kadler@ochmloans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8:57.673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kcalimee@allcalifornia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55:57.525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keith.jones@coast2coastlending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6:53.697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kelly@kelly4homeloans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3:37.915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kellyg@oldrepublicmortgage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8:57.733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klaughlin@allcalifornia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53:45.010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kmarr@allcalifornia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59:00.279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kminer@allcalifornia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5:20:18.474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kpine@allcalifornia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59:01.107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kristina@kristinamorales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3:38.113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krogers@allcalifornia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5:00:19.931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laidbackrealty@gmail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3:42.654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landrews@allcalifornia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5:29:53.639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lee@empirehomeloans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6:53.575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lisa@gemlend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6:53.383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lisamariebrannon@coast2coastlending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3:37.411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liz@nmmortgagecompany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6:53.505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lmf@allcalifornia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5:02:05.322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loans@californiahardmoneydirect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3:38.043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ltucker@allcalifornia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5:20:15.306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luz@newworld-mtg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3:38.777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ail-service@platform.moxiworks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8:57.764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ail@alpinebanker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3:37.312Z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arcel@818mortgage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3:38.010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arcos@aphloans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3:44.179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attie@southerneliteteam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8:57.505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bottari@allcalifornia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5:20:16.737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chernock@allcalifornia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5:03:36.476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edia@ocdapa.org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6:53.164Z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flores1@goalterra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3:38.608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hannan@allcalifornia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5:23:36.444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ichael@rivercapitalpdx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3:43.975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ike@blackcreativegroup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3:37.034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ike@mikemicci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3:38.106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ike@neorealestate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3:38.840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ike@southerncaliforniabroker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8:57.590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jviglizzo@allcalifornia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5:30:00.744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mckinney@allcalifornia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5:23:35.648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padilla@allcalifornia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5:33:00.426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peltzer@nerdwallet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3:38.059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urathan.bayazit@texanabank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8:57.436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villarreal@mvmgrp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9:58.406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nam@pacificprivatemoney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8:57.417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nicks@pchlr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53:45.126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nikki@blueribbonmortgage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6:53.466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nsharifi@pchlr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53:38.477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ocdafellowship@ocdapa.org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3:38.825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ochomesbyirina@gmail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3:41.294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harrell@allcalifornia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5:23:38.264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hil@lasallemortgage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3:38.758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r@abc7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3:37.235Z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r@bbbcommunity.org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3:37.615Z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r@homelight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3:37.849Z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ress@threebestrated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3:58.996Z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ressinquiries@medium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3:37.522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rocessing@californiahardmoneydirect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9:58.402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soto@aphloans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3:42.898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srs-la@psrs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8:57.613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raj_khurana154@hotmail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3:38.571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rajiv@3caloan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3:37.949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rbettencourt@allcalifornia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5:26:56.013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reina@allcalifornia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5:26:51.757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ricardo@mil-loans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6:53.446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richard@nmgreene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3:38.829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richrileyhomes@gmail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3:42.229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ricka@arborfg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6:53.320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robcastro@robcastrobroker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8:57.446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robert@occfunding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3:38.898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robinm@oldrepublicmortgage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52:12.939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ross@rivercapitalpdx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3:42.806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drawdy@allcalifornia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5:33:13.370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hannon@santiagofinancial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8:57.640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manning@allcalifornia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5:39:18.995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smith@allcalifornia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5:42:22.166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stowe@allcalifornia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5:30:02.876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tevemasonloans@gmail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3:41.065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upport@crunchbase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3:36.558Z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upport@daltonwade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3:37.408Z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upport@moxiworks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3:38.601Z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upport@slideshare.net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3:41.366Z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upport@threebestrated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4:04.637Z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upport@thryv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8:57.139Z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upport@trustpilot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3:41.273Z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uremortgage@sbcglobal.net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3:41.296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usan@susanhertz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8:58.340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willis@allcalifornia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5:33:06.597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team@defymortgage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3:36.739Z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timothys@arborfg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3:38.427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tmalone@allcalifornia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5:39:34.646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tom@affloans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9:58.490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tony@clsfinancial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9:59.700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trushing@allcalifornia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5:36:16.331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tstorm@ochomebuyerloans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8:57.673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vmurphy@allcalifornia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5:36:26.634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webops@myabc7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3:38.881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wendee@clsfinancial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3:38.341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wilson@rivercapitalpdx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3:41.794Z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zackry@tmcooper.com</text:p>
          </table:table-cell>
          <table:table-cell office:value-type="string" calcext:value-type="string">
            <text:p>Deliverable</text:p>
          </table:table-cell>
          <table:table-cell office:value-type="string" calcext:value-type="string">
            <text:p>2025-08-28T04:43:41.423Z</text:p>
          </table:table-cell>
          <table:table-cell table:number-columns-repeated="5" office:value-type="string" calcext:value-type="string">
            <text:p>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31T15:22:38.762966175</meta:creation-date>
    <dc:date>2025-08-31T15:28:00.791126588</dc:date>
    <meta:editing-duration>PT5M23S</meta:editing-duration>
    <meta:editing-cycles>2</meta:editing-cycles>
    <meta:generator>LibreOffice/24.2.7.2$Linux_X86_64 LibreOffice_project/420$Build-2</meta:generator>
    <meta:document-statistic meta:table-count="1" meta:cell-count="1744" meta:object-count="0"/>
  </office:meta>
</office:document-meta>
</file>